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a0f7"/>
    </style:style>
    <style:style style:name="P2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officeooo:rsid="00196b93" officeooo:paragraph-rsid="0020a496" style:font-size-asian="10.5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officeooo:rsid="000e808a" officeooo:paragraph-rsid="0020a496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officeooo:rsid="001c16ab" officeooo:paragraph-rsid="0020a496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officeooo:rsid="00160980" officeooo:paragraph-rsid="0020a4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0a496" officeooo:paragraph-rsid="0020a496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officeooo:rsid="0020a496" officeooo:paragraph-rsid="0020a49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fo:font-weight="bold" officeooo:rsid="000e30e1" officeooo:paragraph-rsid="001da0f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e30e1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20a496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bold" officeooo:rsid="000e808a" officeooo:paragraph-rsid="0020a49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a496" style:font-weight-asian="bold" style:font-weight-complex="bold"/>
    </style:style>
    <style:style style:name="T3" style:family="text">
      <style:text-properties officeooo:rsid="000e81c6"/>
    </style:style>
    <style:style style:name="T4" style:family="text">
      <style:text-properties fo:font-size="12pt" fo:language="ru" fo:country="RU" fo:font-weight="bold" officeooo:rsid="0020a496" style:font-size-asian="10.5pt" style:font-weight-asian="bold" style:font-size-complex="12pt" style:font-weight-complex="bold"/>
    </style:style>
    <style:style style:name="T5" style:family="text">
      <style:text-properties fo:font-size="12pt" fo:language="ru" fo:country="RU" fo:font-weight="normal" officeooo:rsid="000e808a" style:font-size-asian="10.5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20a496" style:font-size-asian="10.5pt" style:font-weight-asian="normal" style:font-size-complex="12pt" style:font-weight-complex="normal"/>
    </style:style>
    <style:style style:name="T7" style:family="text">
      <style:text-properties fo:font-size="14pt" fo:language="ru" fo:country="RU" fo:font-style="italic" fo:font-weight="normal" officeooo:rsid="001da0f7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language="ru" fo:country="RU" fo:font-style="italic" fo:font-weight="normal" officeooo:rsid="0020a496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language="ru" fo:country="RU" fo:font-weight="bold" officeooo:rsid="000e30e1" style:font-size-asian="14pt" style:font-weight-asian="bold" style:font-size-complex="14pt" style:font-weight-complex="bold"/>
    </style:style>
    <style:style style:name="T10" style:family="text">
      <style:text-properties fo:font-size="14pt" fo:language="ru" fo:country="RU" fo:font-weight="bold" officeooo:rsid="0020a496" style:font-size-asian="14pt" style:font-weight-asian="bold" style:font-size-complex="14pt" style:font-weight-complex="bold"/>
    </style:style>
    <style:style style:name="T11" style:family="text">
      <style:text-properties fo:font-size="14pt" fo:font-style="normal" fo:font-weight="bold" officeooo:rsid="001e82f3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officeooo:rsid="0020a496"/>
    </style:style>
    <style:style style:name="T13" style:family="text">
      <style:text-properties fo:color="#6a8759" style:font-name="JetBrains Mono" fo:font-size="10pt" fo:font-style="normal" fo:font-weight="bold" officeooo:rsid="0020a496" style:font-size-asian="10pt" style:font-style-asian="normal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9">Манифест по разметке </text:span><text:span text:style-name="T10">Хедеров и Футеров</text:span><text:span text:style-name="T9"> </text:span></text:p>
      <text:p text:style-name="P1"><text:span text:style-name="T7">(Версия </text:span><text:span text:style-name="T8">15</text:span><text:span text:style-name="T7">.</text:span><text:span text:style-name="T8">02</text:span><text:span text:style-name="T7">.202</text:span><text:span text:style-name="T8">2</text:span><text:span text:style-name="T7">)</text:span></text:p>
      <text:p text:style-name="P8"/>
      <text:p text:style-name="P6">PDF может содержать служебные поля, такие как номера страниц, сноски и т. п.</text:p>
      <text:p text:style-name="P6">Как правило они находятся в начале или конце страницы. </text:p>
      <text:p text:style-name="P6"/>
      <text:p text:style-name="P11">TLD<text:span text:style-name="T3">R</text:span></text:p>
      <text:list xml:id="list1194595033" text:style-name="L3">
        <text:list-item>
          <text:p text:style-name="P10"><text:span text:style-name="T5">Все строчки </text:span><text:span text:style-name="T6">основного текста документа это </text:span><text:span text:style-name="T4">text</text:span></text:p>
        </text:list-item>
        <text:list-item>
          <text:p text:style-name="P3"><text:span text:style-name="T12">Номера страниц, сноски etc это </text:span><text:span text:style-name="T2">header/footer</text:span></text:p>
        </text:list-item>
        <text:list-item>
          <text:p text:style-name="P7">Печати, подписи, картинки etc это <text:span text:style-name="T1">othe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9:00:06.627127055</meta:creation-date>
    <dc:date>2022-02-15T13:28:09.983794198</dc:date>
    <meta:editing-duration>PT1H11M3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3" meta:character-count="326" meta:non-whitespace-character-count="282"/>
  </office:meta>
</office:document-meta>
</file>